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78H50M48.676051S" calcext:value-type="time">
            <text:p>978:50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4H17M14.537S" calcext:value-type="time">
            <text:p>04:17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4H17M14.537S" calcext:value-type="time">
            <text:p>04:1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9]-[.B199] &gt; 0; [.C199]-[.B1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9]-[.F199] &gt; 0; [.G199]-[.F199]; 0)" office:value-type="time" office:time-value="PT00H00M00S" calcext:value-type="time">
            <text:p>00:00</text:p>
          </table:table-cell>
          <table:table-cell table:formula="of:=[.D199]+[.H1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05]-[.B205] &gt; 0; [.C205]-[.B2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5]-[.F205] &gt; 0; [.G205]-[.F205]; 0)" office:value-type="time" office:time-value="PT00H00M00S" calcext:value-type="time">
            <text:p>00:00</text:p>
          </table:table-cell>
          <table:table-cell table:formula="of:=[.D205]+[.H2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6]-[.B206] &gt; 0; [.C206]-[.B2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 style:data-style-name="N2" text:time-value="08:05:00.6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25T14:26:59.506000000</dc:date>
    <meta:editing-duration>P42DT21H54M55S</meta:editing-duration>
    <meta:editing-cycles>1142</meta:editing-cycles>
    <meta:generator>LibreOffice/7.2.6.2$Windows_X86_64 LibreOffice_project/b0ec3a565991f7569a5a7f5d24fed7f52653d754</meta:generator>
    <meta:document-statistic meta:table-count="2" meta:cell-count="1454" meta:object-count="0"/>
  </office:meta>
</office:document-meta>
</file>